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Times New Roman" svg:font-family="'Times New Roman'" style:font-family-generic="roman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G_5f_TABLE" style:display-name="TAG_TABLE" style:family="table">
      <style:table-properties style:width="16.995cm" table:align="left" fo:background-color="transparent">
        <style:background-image/>
      </style:table-properties>
    </style:style>
    <style:style style:name="TAG_5f_TABLE.A" style:display-name="TAG_TABLE.A" style:family="table-column">
      <style:table-column-properties style:column-width="0.997cm"/>
    </style:style>
    <style:style style:name="TAG_5f_TABLE.B" style:display-name="TAG_TABLE.B" style:family="table-column">
      <style:table-column-properties style:column-width="5.211cm"/>
    </style:style>
    <style:style style:name="TAG_5f_TABLE.C" style:display-name="TAG_TABLE.C" style:family="table-column">
      <style:table-column-properties style:column-width="10.788cm"/>
    </style:style>
    <style:style style:name="TAG_5f_TABLE.1" style:display-name="TAG_TABLE.1" style:family="table-row">
      <style:table-row-properties fo:background-color="transparent">
        <style:background-image/>
      </style:table-row-properties>
    </style:style>
    <style:style style:name="TAG_5f_TABLE.A1" style:display-name="TAG_TABLE.A1" style:family="table-cell">
      <style:table-cell-properties fo:background-color="#cccccc" fo:padding="0.097cm" fo:border-left="none" fo:border-right="none" fo:border-top="none" fo:border-bottom="0.05pt solid #000000">
        <style:background-image/>
      </style:table-cell-properties>
    </style:style>
    <style:style style:name="TAG_5f_TABLE.A2" style:display-name="TAG_TABLE.A2" style:family="table-cell">
      <style:table-cell-properties style:vertical-align="" fo:padding="0.097cm" fo:border-left="none" fo:border-right="none" fo:border-top="none" fo:border-bottom="0.05pt solid #000000"/>
    </style:style>
    <style:style style:name="TAG_5f_TABLE.B2" style:display-name="TAG_TABLE.B2" style:family="table-cell">
      <style:table-cell-properties fo:padding="0.097cm" fo:border-left="none" fo:border-right="none" fo:border-top="none" fo:border-bottom="0.05pt solid #000000"/>
    </style:style>
    <style:style style:name="TAG_5f_TABLE.C2" style:display-name="TAG_TABLE.C2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Header">
      <style:text-properties officeooo:paragraph-rsid="001d29e7"/>
    </style:style>
    <style:style style:name="P2" style:family="paragraph" style:parent-style-name="Table_20_Contents">
      <style:text-properties style:use-window-font-color="true" loext:opacity="0%" fo:background-color="transparent"/>
    </style:style>
    <style:style style:name="P3" style:family="paragraph" style:parent-style-name="Table_20_Contents">
      <style:text-properties style:use-window-font-color="true" loext:opacity="0%" fo:font-weight="bold" officeooo:rsid="001d29e7" officeooo:paragraph-rsid="001d29e7" fo:background-color="transparent" style:font-weight-asian="bold" style:font-weight-complex="bold"/>
    </style:style>
    <style:style style:name="P4" style:family="paragraph" style:parent-style-name="Table_20_Contents">
      <style:text-properties fo:color="#666666" loext:opacity="100%" fo:font-size="10pt" officeooo:rsid="0022509c" officeooo:paragraph-rsid="0022509c" fo:background-color="transparent" style:font-size-asian="10pt" style:font-size-complex="10pt"/>
    </style:style>
    <style:style style:name="P5" style:family="paragraph" style:parent-style-name="Text_20_body">
      <style:text-properties style:use-window-font-color="true" loext:opacity="0%" fo:background-color="transparent"/>
    </style:style>
    <style:style style:name="P6" style:family="paragraph" style:parent-style-name="Heading_20_1">
      <style:text-properties style:use-window-font-color="true" loext:opacity="0%" officeooo:rsid="001d29e7" officeooo:paragraph-rsid="001d29e7" fo:background-color="transparent"/>
    </style:style>
    <style:style style:name="T1" style:family="text">
      <style:text-properties officeooo:rsid="001d29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(MISSING)" text:name="MAINTAG"/>
      </text:user-field-decls>
      <text:h text:style-name="P6" text:outline-level="1"><text:user-field-get text:name="MAINTAG">(MISSING)</text:user-field-get></text:h>
      <text:p text:style-name="P5"/>
      <table:table table:name="TAG_TABLE" table:style-name="TAG_5f_TABLE">
        <table:table-column table:style-name="TAG_5f_TABLE.A"/>
        <table:table-column table:style-name="TAG_5f_TABLE.B"/>
        <table:table-column table:style-name="TAG_5f_TABLE.C"/>
        <table:table-row table:style-name="TAG_5f_TABLE.1">
          <table:table-cell table:style-name="TAG_5f_TABLE.A1" office:value-type="string">
            <text:p text:style-name="P3">ID</text:p>
          </table:table-cell>
          <table:table-cell table:style-name="TAG_5f_TABLE.A1" office:value-type="string">
            <text:p text:style-name="P3">Tag</text:p>
          </table:table-cell>
          <table:table-cell table:style-name="TAG_5f_TABLE.A1" office:value-type="string">
            <text:p text:style-name="P3">Content</text:p>
          </table:table-cell>
        </table:table-row>
        <table:table-row table:style-name="TAG_5f_TABLE.1">
          <table:table-cell table:style-name="TAG_5f_TABLE.A2" office:value-type="string">
            <text:p text:style-name="P4"/>
          </table:table-cell>
          <table:table-cell table:style-name="TAG_5f_TABLE.B2" office:value-type="string">
            <text:p text:style-name="P2"/>
          </table:table-cell>
          <table:table-cell table:style-name="TAG_5f_TABLE.C2" office:value-type="string">
            <text:p text:style-name="P2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Times New Roman" svg:font-family="'Times New Roman'" style:font-family-generic="roman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d29e7"/>
    </style:style>
    <style:style style:name="MT1" style:family="text">
      <style:text-properties officeooo:rsid="001d29e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footer>
        <text:p text:style-name="MP1"><text:date style:data-style-name="N80" text:date-value="2021-10-25T00:09:10.855500739" text:fixed="true">25. Okt. 2021</text:date><text:s/><text:span text:style-name="MT1">(</text:span><text:span text:style-name="MT1"><text:time style:data-style-name="N40" text:time-value="2021-10-25T00:09:10.855500739" text:fixed="true">00:09</text:time></text:span><text:span text:style-name="MT1">)<text:tab/><text:tab/>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5T00:09:11.326681658</meta:creation-date>
    <meta:editing-duration>P0D</meta:editing-duration>
    <meta:editing-cycles>1</meta:editing-cycles>
    <meta:generator>LibreOffice/7.1.5.2$Linux_X86_64 LibreOffice_project/10$Build-2</meta:generator>
    <dc:title>tag_report</dc:title>
    <meta:initial-creator>Mirian Margiani</meta:initial-creator>
    <meta:document-statistic meta:table-count="1" meta:image-count="0" meta:object-count="0" meta:page-count="1" meta:paragraph-count="5" meta:word-count="9" meta:character-count="47" meta:non-whitespace-character-count="42"/>
  </office:meta>
</office:document-meta>
</file>